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36in" fo:margin-left="0.0007in" fo:margin-top="0in" fo:margin-bottom="0in" table:align="left" style:writing-mode="page"/>
    </style:style>
    <style:style style:name="Table1.A" style:family="table-column">
      <style:table-column-properties style:column-width="0.7875in"/>
    </style:style>
    <style:style style:name="Table1.B" style:family="table-column">
      <style:table-column-properties style:column-width="3.4451in"/>
    </style:style>
    <style:style style:name="Table1.C" style:family="table-column">
      <style:table-column-properties style:column-width="2.19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75pt solid #000000"/>
    </style:style>
    <style:style style:name="P1" style:family="paragraph" style:parent-style-name="Text_20_body">
      <style:paragraph-properties fo:margin-left="0.1929in" fo:margin-right="0.2591in" fo:line-height="150%">
        <style:tab-stops>
          <style:tab-stop style:position="1.4339in"/>
          <style:tab-stop style:position="2.9402in"/>
          <style:tab-stop style:position="3.778in"/>
          <style:tab-stop style:position="5.3909in"/>
          <style:tab-stop style:position="6.5835in"/>
        </style:tab-stops>
      </style:paragraph-properties>
    </style:style>
    <style:style style:name="P2" style:family="paragraph" style:parent-style-name="List_20_Paragraph">
      <style:paragraph-properties fo:margin-left="0in" fo:margin-top="0in" fo:margin-bottom="0in" style:contextual-spacing="true" fo:line-height="150%">
        <style:tab-stops>
          <style:tab-stop style:position="0.1972in"/>
        </style:tab-stops>
      </style:paragraph-properties>
    </style:style>
    <style:style style:name="P3" style:family="paragraph" style:parent-style-name="List_20_Paragraph">
      <style:paragraph-properties fo:margin-left="0in" fo:line-height="150%">
        <style:tab-stops>
          <style:tab-stop style:position="0.1972in"/>
        </style:tab-stops>
      </style:paragraph-properties>
    </style:style>
    <style:style style:name="P4" style:family="paragraph" style:parent-style-name="List_20_Paragraph">
      <style:paragraph-properties fo:margin-left="0.25in" fo:margin-top="0in" fo:margin-bottom="0in" style:contextual-spacing="true" fo:line-height="150%" fo:text-align="center" style:justify-single-word="false"/>
    </style:style>
    <style:style style:name="P5" style:family="paragraph" style:parent-style-name="List_20_Paragraph">
      <style:paragraph-properties fo:margin-left="0in">
        <style:tab-stops>
          <style:tab-stop style:position="0.1972in"/>
        </style:tab-stops>
      </style:paragraph-properties>
    </style:style>
    <style:style style:name="P6" style:family="paragraph" style:parent-style-name="List_20_Paragraph">
      <style:paragraph-properties fo:margin-left="0in" fo:text-align="justify" style:justify-single-word="false">
        <style:tab-stops>
          <style:tab-stop style:position="0.1972in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0.9835in" fo:margin-top="0in" fo:margin-bottom="0in" style:contextual-spacing="false" fo:line-height="100%" fo:text-align="center" style:justify-single-word="false" fo:text-indent="0.4917in" style:auto-text-indent="false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10" style:family="paragraph" style:parent-style-name="Standard">
      <style:paragraph-properties fo:margin-left="2.4583in" fo:margin-top="0in" fo:margin-bottom="0in" style:contextual-spacing="false" fo:line-height="100%" fo:text-align="justify" style:justify-single-word="false" fo:text-indent="0.4917in" style:auto-text-indent="false"/>
    </style:style>
    <style:style style:name="P11" style:family="paragraph" style:parent-style-name="Standard">
      <style:paragraph-properties fo:margin-left="2.4583in" fo:margin-top="0in" fo:margin-bottom="0in" style:contextual-spacing="false" fo:line-height="100%" fo:text-align="justify" style:justify-single-word="false" fo:text-indent="0.3965in" style:auto-text-indent="false"/>
    </style:style>
    <style:style style:name="P12" style:family="paragraph" style:parent-style-name="Standard">
      <style:paragraph-properties fo:margin-left="1.9665in" fo:margin-top="0in" fo:margin-bottom="0in" style:contextual-spacing="false" fo:line-height="100%" fo:text-align="justify" style:justify-single-word="false" fo:orphans="0" fo:widows="0"/>
    </style:style>
    <style:style style:name="P13" style:family="paragraph" style:parent-style-name="Standard">
      <style:paragraph-properties fo:margin-top="0in" fo:margin-bottom="0in" style:contextual-spacing="false" fo:line-height="100%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size-asian="14pt" style:language-asian="ru" style:country-asian="RU" style:font-name-complex="Times New Roman1" style:font-size-complex="14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50%" fo:text-align="center" style:justify-single-word="false" fo:orphans="0" fo:widows="0" fo:background-color="#ffffff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23" style:family="paragraph" style:parent-style-name="Standard">
      <loext:graphic-properties draw:fill="solid" draw:fill-color="#ffffff"/>
      <style:paragraph-properties fo:margin-top="0in" fo:margin-bottom="0in" style:contextual-spacing="false" fo:line-height="150%" fo:text-align="center" style:justify-single-word="false" fo:orphans="0" fo:widows="0" fo:background-color="#ffffff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6739d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94aff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4fd85c"/>
    </style:style>
    <style:style style:name="P28" style:family="paragraph" style:parent-style-name="Standard">
      <style:paragraph-properties fo:margin-top="0in" fo:margin-bottom="0in" style:contextual-spacing="false" fo:line-height="150%"/>
    </style:style>
    <style:style style:name="P29" style:family="paragraph" style:parent-style-name="Standard">
      <style:paragraph-properties fo:margin-top="0in" fo:margin-bottom="0in" style:contextual-spacing="false" fo:line-height="150%" fo:break-before="page"/>
    </style:style>
    <style:style style:name="P30" style:family="paragraph" style:parent-style-name="Standard">
      <style:paragraph-properties fo:margin-top="0in" fo:margin-bottom="0in" style:contextual-spacing="false" fo:line-height="150%"/>
      <style:text-properties officeooo:paragraph-rsid="003e2988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text-properties officeooo:paragraph-rsid="001c9819"/>
    </style:style>
    <style:style style:name="P33" style:family="paragraph" style:parent-style-name="Standard">
      <style:text-properties officeooo:rsid="001c9819" officeooo:paragraph-rsid="001c9819"/>
    </style:style>
    <style:style style:name="T1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2pt" style:font-size-asian="12pt" style:language-asian="ru" style:country-asian="RU" style:font-name-complex="Times New Roman1" style:font-size-complex="12pt" style:font-weight-complex="bold"/>
    </style:style>
    <style:style style:name="T3" style:family="text">
      <style:text-properties style:font-name="Times New Roman" fo:font-size="12pt" officeooo:rsid="001c9819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officeooo:rsid="0022bb32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officeooo:rsid="002e5e4b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officeooo:rsid="003acf99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officeooo:rsid="00436a33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officeooo:rsid="004a8044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officeooo:rsid="004c282b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2pt" fo:background-color="#ffff00" loext:char-shading-value="0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2pt" fo:font-weight="bold" style:font-size-asian="12pt" style:language-asian="ru" style:country-asian="RU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2pt" fo:language="en" fo:country="US" officeooo:rsid="001c9819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fo:language="en" fo:country="US" officeooo:rsid="00436a33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style:font-size-asian="14pt" style:language-asian="ru" style:country-asian="RU" style:font-name-complex="Times New Roman1" style:font-size-complex="14pt" style:font-weight-complex="bold"/>
    </style:style>
    <style:style style:name="T17" style:family="text">
      <style:text-properties style:font-name="Times New Roman" fo:font-size="14pt" officeooo:rsid="00193c8d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officeooo:rsid="001ad94a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officeooo:rsid="0026739d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4pt" officeooo:rsid="002ad33b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officeooo:rsid="003b7101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fo:font-size="14pt" style:font-size-asian="14pt" style:font-name-complex="Times New Roman1" style:font-size-complex="14pt"/>
    </style:style>
    <style:style style:name="T23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4pt" style:font-weight-complex="bold"/>
    </style:style>
    <style:style style:name="T25" style:family="text">
      <style:text-properties style:font-name="Times New Roman" fo:font-size="14pt" style:text-underline-style="solid" style:text-underline-width="auto" style:text-underline-color="font-color" officeooo:rsid="00193c8d" style:font-size-asian="14pt" style:language-asian="ru" style:country-asian="RU" style:font-name-complex="Times New Roman1" style:font-size-complex="14pt" style:font-weight-complex="bold"/>
    </style:style>
    <style:style style:name="T26" style:family="text">
      <style:text-properties style:font-name="Times New Roman" fo:font-size="14pt" style:text-underline-style="solid" style:text-underline-width="auto" style:text-underline-color="font-color" officeooo:rsid="002e5e4b" style:font-size-asian="14pt" style:language-asian="ru" style:country-asian="RU" style:font-name-complex="Times New Roman1" style:font-size-complex="14pt" style:font-weight-complex="bold"/>
    </style:style>
    <style:style style:name="T27" style:family="text">
      <style:text-properties style:font-name="Times New Roman" fo:font-size="14pt" style:text-underline-style="solid" style:text-underline-width="auto" style:text-underline-color="font-color" officeooo:rsid="0031d41f" style:font-size-asian="14pt" style:language-asian="ru" style:country-asian="RU" style:font-name-complex="Times New Roman1" style:font-size-complex="14pt" style:font-weight-complex="bold"/>
    </style:style>
    <style:style style:name="T28" style:family="text">
      <style:text-properties style:font-name="Times New Roman" fo:font-size="14pt" style:text-underline-style="solid" style:text-underline-width="auto" style:text-underline-color="font-color" officeooo:rsid="0043d974" style:font-size-asian="14pt" style:language-asian="ru" style:country-asian="RU" style:font-name-complex="Times New Roman1" style:font-size-complex="14pt" style:font-weight-complex="bold"/>
    </style:style>
    <style:style style:name="T29" style:family="text">
      <style:text-properties style:font-name="Times New Roman" fo:font-size="14pt" style:text-underline-style="solid" style:text-underline-width="auto" style:text-underline-color="font-color" officeooo:rsid="0044dc92" style:font-size-asian="14pt" style:language-asian="ru" style:country-asian="RU" style:font-name-complex="Times New Roman1" style:font-size-complex="14pt" style:font-weight-complex="bold"/>
    </style:style>
    <style:style style:name="T30" style:family="text">
      <style:text-properties style:font-name="Times New Roman" fo:font-size="14pt" style:text-underline-style="solid" style:text-underline-width="auto" style:text-underline-color="font-color" officeooo:rsid="0051e266" style:font-size-asian="14pt" style:language-asian="ru" style:country-asian="RU" style:font-name-complex="Times New Roman1" style:font-size-complex="14pt" style:font-weight-complex="bold"/>
    </style:style>
    <style:style style:name="T31" style:family="text">
      <style:text-properties style:font-name="Times New Roman" fo:font-size="14pt" style:text-underline-style="solid" style:text-underline-width="auto" style:text-underline-color="font-color" officeooo:rsid="00520922" style:font-size-asian="14pt" style:language-asian="ru" style:country-asian="RU" style:font-name-complex="Times New Roman1" style:font-size-complex="14pt" style:font-weight-complex="bold"/>
    </style:style>
    <style:style style:name="T32" style:family="text">
      <style:text-properties style:font-name="Times New Roman" fo:font-size="14pt" style:text-underline-style="solid" style:text-underline-width="auto" style:text-underline-color="font-color" officeooo:rsid="001ad94a" style:font-size-asian="14pt" style:language-asian="ru" style:country-asian="RU" style:font-name-complex="Times New Roman1" style:font-size-complex="14pt"/>
    </style:style>
    <style:style style:name="T33" style:family="text">
      <style:text-properties style:font-name="Times New Roman" fo:font-size="14pt" style:text-underline-style="solid" style:text-underline-width="auto" style:text-underline-color="font-color" officeooo:rsid="001c43d7" style:font-size-asian="14pt" style:language-asian="ru" style:country-asian="RU" style:font-name-complex="Times New Roman1" style:font-size-complex="14pt"/>
    </style:style>
    <style:style style:name="T34" style:family="text">
      <style:text-properties style:font-name="Times New Roman" fo:font-size="14pt" style:text-underline-style="solid" style:text-underline-width="auto" style:text-underline-color="font-color" officeooo:rsid="001c9819" style:font-size-asian="14pt" style:language-asian="ru" style:country-asian="RU" style:font-name-complex="Times New Roman1" style:font-size-complex="14pt"/>
    </style:style>
    <style:style style:name="T35" style:family="text">
      <style:text-properties style:font-name="Times New Roman" fo:font-size="14pt" style:text-underline-style="solid" style:text-underline-width="auto" style:text-underline-color="font-color" officeooo:rsid="00278bd7" style:font-size-asian="14pt" style:language-asian="ru" style:country-asian="RU" style:font-name-complex="Times New Roman1" style:font-size-complex="14pt"/>
    </style:style>
    <style:style style:name="T36" style:family="text">
      <style:text-properties style:font-name="Times New Roman" fo:font-size="14pt" style:text-underline-style="solid" style:text-underline-width="auto" style:text-underline-color="font-color" officeooo:rsid="00294aff" style:font-size-asian="14pt" style:language-asian="ru" style:country-asian="RU" style:font-name-complex="Times New Roman1" style:font-size-complex="14pt"/>
    </style:style>
    <style:style style:name="T37" style:family="text">
      <style:text-properties style:font-name="Times New Roman" fo:font-size="14pt" style:text-underline-style="solid" style:text-underline-width="auto" style:text-underline-color="font-color" officeooo:rsid="002ad33b" style:font-size-asian="14pt" style:language-asian="ru" style:country-asian="RU" style:font-name-complex="Times New Roman1" style:font-size-complex="14pt"/>
    </style:style>
    <style:style style:name="T38" style:family="text">
      <style:text-properties style:font-name="Times New Roman" fo:font-size="14pt" style:text-underline-style="solid" style:text-underline-width="auto" style:text-underline-color="font-color" officeooo:rsid="002fe129" style:font-size-asian="14pt" style:language-asian="ru" style:country-asian="RU" style:font-name-complex="Times New Roman1" style:font-size-complex="14pt"/>
    </style:style>
    <style:style style:name="T39" style:family="text">
      <style:text-properties style:font-name="Times New Roman" fo:font-size="14pt" style:text-underline-style="solid" style:text-underline-width="auto" style:text-underline-color="font-color" officeooo:rsid="0032bd5a" style:font-size-asian="14pt" style:language-asian="ru" style:country-asian="RU" style:font-name-complex="Times New Roman1" style:font-size-complex="14pt"/>
    </style:style>
    <style:style style:name="T40" style:family="text">
      <style:text-properties style:font-name="Times New Roman" fo:font-size="14pt" style:text-underline-style="solid" style:text-underline-width="auto" style:text-underline-color="font-color" officeooo:rsid="0036ea81" style:font-size-asian="14pt" style:language-asian="ru" style:country-asian="RU" style:font-name-complex="Times New Roman1" style:font-size-complex="14pt"/>
    </style:style>
    <style:style style:name="T41" style:family="text">
      <style:text-properties style:font-name="Times New Roman" fo:font-size="14pt" style:text-underline-style="solid" style:text-underline-width="auto" style:text-underline-color="font-color" officeooo:rsid="00394b01" style:font-size-asian="14pt" style:language-asian="ru" style:country-asian="RU" style:font-name-complex="Times New Roman1" style:font-size-complex="14pt"/>
    </style:style>
    <style:style style:name="T42" style:family="text">
      <style:text-properties style:font-name="Times New Roman" fo:font-size="14pt" style:text-underline-style="solid" style:text-underline-width="auto" style:text-underline-color="font-color" officeooo:rsid="003b7101" style:font-size-asian="14pt" style:language-asian="ru" style:country-asian="RU" style:font-name-complex="Times New Roman1" style:font-size-complex="14pt"/>
    </style:style>
    <style:style style:name="T43" style:family="text">
      <style:text-properties style:font-name="Times New Roman" fo:font-size="14pt" style:text-underline-style="solid" style:text-underline-width="auto" style:text-underline-color="font-color" officeooo:rsid="004e04e5" style:font-size-asian="14pt" style:language-asian="ru" style:country-asian="RU" style:font-name-complex="Times New Roman1" style:font-size-complex="14pt"/>
    </style:style>
    <style:style style:name="T44" style:family="text">
      <style:text-properties style:font-name="Times New Roman" fo:font-size="14pt" style:text-underline-style="solid" style:text-underline-width="auto" style:text-underline-color="font-color" officeooo:rsid="00533257" style:font-size-asian="14pt" style:language-asian="ru" style:country-asian="RU" style:font-name-complex="Times New Roman1" style:font-size-complex="14pt"/>
    </style:style>
    <style:style style:name="T4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46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 style:font-weight-complex="bold"/>
    </style:style>
    <style:style style:name="T47" style:family="text">
      <style:text-properties style:font-name="Times New Roman" fo:font-size="14pt" style:text-underline-style="solid" style:text-underline-width="auto" style:text-underline-color="font-color" officeooo:rsid="003b7101" style:font-size-asian="14pt" style:font-name-complex="Times New Roman1" style:font-size-complex="14pt" style:font-weight-complex="bold"/>
    </style:style>
    <style:style style:name="T48" style:family="text">
      <style:text-properties style:font-name="Times New Roman" fo:font-size="14pt" style:text-underline-style="solid" style:text-underline-width="auto" style:text-underline-color="font-color" officeooo:rsid="001ce154" style:font-size-asian="14pt" style:font-name-complex="Times New Roman1" style:font-size-complex="14pt"/>
    </style:style>
    <style:style style:name="T49" style:family="text">
      <style:text-properties style:font-name="Times New Roman" fo:font-size="14pt" style:text-underline-style="solid" style:text-underline-width="auto" style:text-underline-color="font-color" officeooo:rsid="003e2988" style:font-size-asian="14pt" style:font-name-complex="Times New Roman1" style:font-size-complex="14pt"/>
    </style:style>
    <style:style style:name="T50" style:family="text">
      <style:text-properties style:font-name="Times New Roman" fo:font-size="14pt" style:text-underline-style="solid" style:text-underline-width="auto" style:text-underline-color="font-color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T51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T5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3" style:family="text">
      <style:text-properties style:font-name="Times New Roman" fo:font-size="14pt" fo:language="en" fo:country="US" style:text-underline-style="solid" style:text-underline-width="auto" style:text-underline-color="font-color" officeooo:rsid="001ce154" style:font-size-asian="14pt" style:font-name-complex="Times New Roman1" style:font-size-complex="14pt"/>
    </style:style>
    <style:style style:name="T54" style:family="text">
      <style:text-properties style:font-name="Times New Roman" fo:font-size="14pt" fo:language="en" fo:country="US" style:text-underline-style="solid" style:text-underline-width="auto" style:text-underline-color="font-color" officeooo:rsid="001e6b31" style:font-size-asian="14pt" style:font-name-complex="Times New Roman1" style:font-size-complex="14pt"/>
    </style:style>
    <style:style style:name="T55" style:family="text">
      <style:text-properties style:font-name="Times New Roman" fo:font-size="16pt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T56" style:family="text">
      <style:text-properties style:font-name="Times New Roman" fo:font-size="22pt" fo:font-weight="bold" style:font-size-asian="22pt" style:language-asian="ru" style:country-asian="RU" style:font-weight-asian="bold" style:font-name-complex="Times New Roman1" style:font-size-complex="22pt" style:font-weight-complex="bold"/>
    </style:style>
    <style:style style:name="T57" style:family="text">
      <style:text-properties style:font-name="Times New Roman" fo:font-size="8pt" fo:font-style="italic" style:font-size-asian="8pt" style:language-asian="ru" style:country-asian="RU" style:font-style-asian="italic" style:font-name-complex="Times New Roman1" style:font-size-complex="8pt" style:font-style-complex="italic"/>
    </style:style>
    <style:style style:name="T58" style:family="text">
      <style:text-properties style:language-asian="ru" style:country-asian="RU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2e77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ФЕДЕРАЛЬНОЕ ГОСУДАРСТВЕННОЕ БЮДЖЕТНОЕ ОБРАЗОВАТЕЛЬНОЕ УЧРЕЖДЕНИЕ ВЫСШЕГО ОБРАЗОВАНИЯ </text:span><text:span text:style-name="T1"/></text:p>
      <text:p text:style-name="P7" loext:marker-style-name="T1"><text:span text:style-name="T1">«ЛИПЕЦКИЙ ГОСУДАРСТВЕННЫЙ ТЕХНИЧЕСКИЙ УНИВЕРСИТЕТ»</text:span><text:span text:style-name="T1"/></text:p>
      <text:p text:style-name="P14" loext:marker-style-name="T15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22" loext:marker-style-name="T55"><text:span text:style-name="T55">ДНЕВНИК </text:span><text:span text:style-name="T55"/></text:p>
      <text:p text:style-name="P22" loext:marker-style-name="T56"><text:span text:style-name="T55">ПРОИЗВОДСТВЕННОЙ ПРАКТИКИ</text:span><text:span text:style-name="T56"/></text:p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9" loext:marker-style-name="T16"><text:span text:style-name="T16">Студент<text:tab/></text:span><text:span text:style-name="T24"> <text:s text:c="39"/></text:span><text:span text:style-name="T25">Станиславчук С. М.</text:span><text:span text:style-name="T24"><text:tab/><text:tab/><text:tab/><text:tab/><text:tab/></text:span></text:p>
      <text:p text:style-name="P10" loext:marker-style-name="T2"><text:span text:style-name="T2">подпись, ФИО</text:span><text:span text:style-name="T2"/></text:p>
      <text:p text:style-name="P16" loext:marker-style-name="T16"/>
      <text:p text:style-name="P9" loext:marker-style-name="T16"><text:span text:style-name="T16">Группа<text:tab/></text:span><text:span text:style-name="T24"> <text:s text:c="8"/><text:tab/>АС-2</text:span><text:span text:style-name="T25">1</text:span><text:span text:style-name="T24"><text:tab/><text:tab/></text:span></text:p>
      <text:p text:style-name="P16" loext:marker-style-name="T16"/>
      <text:p text:style-name="P16" loext:marker-style-name="T16"/>
      <text:p text:style-name="P9" loext:marker-style-name="T16"><text:span text:style-name="T16">Руководитель от предприятия</text:span><text:span text:style-name="T16"/></text:p>
      <text:p text:style-name="P16" loext:marker-style-name="T16"/>
      <text:p text:style-name="P9" loext:marker-style-name="T24"><text:span text:style-name="T24"><text:s text:c="59"/></text:span><text:span text:style-name="T30">Фарафонов</text:span><text:span text:style-name="T28"> А. С.</text:span><text:span text:style-name="T24"><text:tab/><text:tab/><text:tab/><text:tab/><text:tab/><text:tab/></text:span></text:p>
      <text:p text:style-name="P11" loext:marker-style-name="T2"><text:span text:style-name="T2">подпись, ФИО</text:span><text:span text:style-name="T2"/></text:p>
      <text:p text:style-name="P15" loext:marker-style-name="T16"/>
      <text:p text:style-name="P15" loext:marker-style-name="T16"/>
      <text:p text:style-name="P15" loext:marker-style-name="T16"/>
      <text:p text:style-name="P19" loext:marker-style-name="T51"/>
      <text:p text:style-name="P19" loext:marker-style-name="T51"/>
      <text:p text:style-name="P19" loext:marker-style-name="T51"/>
      <text:p text:style-name="P19" loext:marker-style-name="T51"/>
      <text:p text:style-name="P19" loext:marker-style-name="T51"/>
      <text:p text:style-name="P19" loext:marker-style-name="T51"/>
      <text:p text:style-name="P19" loext:marker-style-name="T51"/>
      <text:p text:style-name="P19" loext:marker-style-name="T51"/>
      <text:p text:style-name="P23" loext:marker-style-name="T15"><text:span text:style-name="T15">Липецк 202</text:span><text:span text:style-name="T17">4</text:span></text:p>
      <text:p text:style-name="P17" loext:marker-style-name="T15"><text:soft-page-break/></text:p>
      <text:p text:style-name="P13" loext:marker-style-name="T23"><text:span text:style-name="T15">Студент<text:tab/><text:tab/></text:span><text:span text:style-name="T18">Станиславчук С</text:span><text:span text:style-name="T19">ергей</text:span><text:span text:style-name="T18"> М</text:span><text:span text:style-name="T19">ихайлович</text:span><text:span text:style-name="T23"><text:tab/><text:tab/><text:tab/><text:tab/><text:tab/></text:span></text:p>
      <text:p text:style-name="P8" loext:marker-style-name="T57"><text:span text:style-name="T57">(Ф.И.О.)</text:span><text:span text:style-name="T57"/></text:p>
      <text:p text:style-name="P24" loext:marker-style-name="T15"><text:span text:style-name="T15">Группа<text:tab/><text:tab/></text:span><text:span text:style-name="T23">АС-2</text:span><text:span text:style-name="T32">1</text:span><text:span text:style-name="T23"><text:tab/><text:tab/><text:tab/><text:tab/><text:tab/><text:tab/><text:tab/><text:tab/><text:tab/></text:span></text:p>
      <text:p text:style-name="P1"><text:span text:style-name="T58">Направление<text:tab/></text:span><text:span text:style-name="T59">09.03.01 <text:s text:c="9"/>«</text:span><text:span text:style-name="T60">Информатика и вычислительная техника»</text:span><text:span text:style-name="T59"> </text:span></text:p>
      <text:p text:style-name="P24" loext:marker-style-name="T23"><text:span text:style-name="T15">Место прохождения практики <text:s/>«</text:span><text:span text:style-name="T23">НЛМК-И</text:span><text:span text:style-name="T38">нформационные технологии</text:span><text:span text:style-name="T23">»<text:tab/></text:span></text:p>
      <text:p text:style-name="P12" loext:marker-style-name="T57"><text:span text:style-name="T57">(Полное наименование предприятия / организации)</text:span><text:span text:style-name="T57"/></text:p>
      <text:p text:style-name="P25" loext:marker-style-name="T24"><text:span text:style-name="T16">Индивидуальное задание </text:span><text:span text:style-name="T24"><text:s/>Изучение программирования с использованием </text:span></text:p>
      <text:p text:style-name="P25" loext:marker-style-name="T24"><text:span text:style-name="T24">парадигмы объектно ориентированного программирования на языке </text:span><text:span text:style-name="T27">J</text:span><text:span text:style-name="T24">ava, </text:span></text:p>
      <text:p text:style-name="P25" loext:marker-style-name="T24"><text:span text:style-name="T24">изучение технологии Docker, работа с </text:span><text:span text:style-name="T26">M</text:span><text:span text:style-name="T24">aven и фреймворком </text:span><text:span text:style-name="T26">S</text:span><text:span text:style-name="T24">pring <text:s text:c="3"/></text:span></text:p>
      <text:p text:style-name="P2" loext:marker-style-name="T51"><text:span text:style-name="T51">1. Календарные сроки практики</text:span><text:span text:style-name="T51"/></text:p>
      <text:p text:style-name="P28" loext:marker-style-name="T16"><text:span text:style-name="T16">Дата организационного собрания<text:tab/><text:tab/></text:span><text:span text:style-name="T15">"</text:span><text:span text:style-name="T23"> </text:span><text:span text:style-name="T44">30</text:span><text:span text:style-name="T35"> </text:span><text:span text:style-name="T15">"</text:span><text:span text:style-name="T23"> <text:s text:c="5"/></text:span><text:span text:style-name="T44">августа</text:span><text:span text:style-name="T23"> <text:s text:c="5"/></text:span><text:span text:style-name="T15">20</text:span><text:span text:style-name="T23">2</text:span><text:span text:style-name="T33">4</text:span><text:span text:style-name="T23"> </text:span><text:span text:style-name="T15">г.</text:span></text:p>
      <text:p text:style-name="P24" loext:marker-style-name="T15"><text:span text:style-name="T15">Дата начала практики<text:tab/><text:tab/><text:tab/><text:tab/>"</text:span><text:span text:style-name="T23"> 0</text:span><text:span text:style-name="T41">1</text:span><text:span text:style-name="T34"> </text:span><text:span text:style-name="T15">"</text:span><text:span text:style-name="T23"> <text:s text:c="5"/></text:span><text:span text:style-name="T44">сентября</text:span><text:span text:style-name="T23"> <text:s text:c="2"/></text:span><text:span text:style-name="T15">20</text:span><text:span text:style-name="T23">2</text:span><text:span text:style-name="T33">4</text:span><text:span text:style-name="T23"> </text:span><text:span text:style-name="T15">г.</text:span></text:p>
      <text:p text:style-name="P24" loext:marker-style-name="T15"><text:span text:style-name="T15">Дата окончания практики<text:tab/><text:tab/><text:tab/>"</text:span><text:span text:style-name="T23"> </text:span><text:span text:style-name="T40">20</text:span><text:span text:style-name="T39"> </text:span><text:span text:style-name="T15">"</text:span><text:span text:style-name="T23"> <text:s text:c="5"/></text:span><text:span text:style-name="T44">декабря</text:span><text:span text:style-name="T23"> <text:s text:c="4"/></text:span><text:span text:style-name="T15">20</text:span><text:span text:style-name="T23">2</text:span><text:span text:style-name="T33">4</text:span><text:span text:style-name="T23"> </text:span><text:span text:style-name="T15">г.</text:span></text:p>
      <text:p text:style-name="P28" loext:marker-style-name="T51"><text:span text:style-name="T51">2. Руководитель практики от Липецкого государственного технического университета</text:span><text:span text:style-name="T51"/></text:p>
      <text:p text:style-name="P24" loext:marker-style-name="T15"><text:span text:style-name="T15">Кафедра </text:span><text:span text:style-name="T23">автоматизированных систем управления</text:span></text:p>
      <text:p text:style-name="P24" loext:marker-style-name="T23"><text:span text:style-name="T15">Ученая степень, должность</text:span><text:span text:style-name="T23"> <text:tab/>Старший преподаватель<text:tab/><text:tab/><text:tab/><text:tab/></text:span></text:p>
      <text:p text:style-name="P24" loext:marker-style-name="T51"><text:span text:style-name="T15">Фамилия Имя Отчество</text:span><text:span text:style-name="T23"> <text:tab/>Болдырихин Олег Владимирович<text:tab/><text:tab/><text:tab/></text:span></text:p>
      <text:p text:style-name="P2" loext:marker-style-name="T51"><text:span text:style-name="T51">3. Руководитель НИР / ВКР</text:span><text:span text:style-name="T51"/></text:p>
      <text:p text:style-name="P24" loext:marker-style-name="T15"><text:span text:style-name="T15">Кафедра </text:span><text:span text:style-name="T23">автоматизированных систем управления</text:span></text:p>
      <text:p text:style-name="P26" loext:marker-style-name="T23"><text:span text:style-name="T16">Ученая степень, должность</text:span><text:span text:style-name="T23"> кандидат </text:span><text:span text:style-name="T36">технических</text:span><text:span text:style-name="T23"> наук, </text:span><text:span text:style-name="T36">д</text:span><text:span text:style-name="T23">оцент</text:span></text:p>
      <text:p text:style-name="P24" loext:marker-style-name="T51"><text:span text:style-name="T15">Фамилия Имя Отчество</text:span><text:span text:style-name="T23"> <text:tab/></text:span><text:span text:style-name="T34">Гаев Леонид Витальевич</text:span><text:span text:style-name="T23"> <text:s text:c="2"/><text:tab/><text:tab/><text:tab/></text:span></text:p>
      <text:p text:style-name="P28" loext:marker-style-name="T51"><text:span text:style-name="T51">4. Руководитель практики от предприятия</text:span><text:span text:style-name="T51"/></text:p>
      <text:p text:style-name="P24" loext:marker-style-name="T24"><text:span text:style-name="T16">Ученая степень, должность</text:span><text:span text:style-name="T24"> <text:tab/></text:span><text:span text:style-name="T31">Генеральный директор</text:span><text:span text:style-name="T29"> </text:span><text:span text:style-name="T24"><text:tab/></text:span></text:p>
      <text:p text:style-name="P27" loext:marker-style-name="T50"><text:span text:style-name="T16">Фамилия Имя Отчество</text:span><text:span text:style-name="T24"> <text:tab/></text:span><text:span text:style-name="T31">Кретов Алексей Николаевич</text:span><text:span text:style-name="T24"><text:tab/><text:tab/><text:tab/></text:span></text:p>
      <text:p text:style-name="P18" loext:marker-style-name="T15"/>
      <text:p text:style-name="P24" loext:marker-style-name="T15"><text:span text:style-name="T15">Дата сдачи зачета по технике безопасности "</text:span><text:span text:style-name="T21">1</text:span><text:span text:style-name="T15">" </text:span><text:span text:style-name="T37">ию</text:span><text:span text:style-name="T42">л</text:span><text:span text:style-name="T37">я</text:span><text:span text:style-name="T15"> 202</text:span><text:span text:style-name="T20">4</text:span><text:span text:style-name="T15"> г.</text:span></text:p>
      <text:p text:style-name="P18" loext:marker-style-name="T15"/>
      <text:p text:style-name="P18" loext:marker-style-name="T15"/>
      <text:p text:style-name="P24" loext:marker-style-name="T51"><text:span text:style-name="T51">5. Проходил практику:</text:span><text:span text:style-name="T51"/></text:p>
      <text:p text:style-name="P24" loext:marker-style-name="T51"><text:span text:style-name="T50">стажерами (дублерами)</text:span><text:span text:style-name="T51"> / на оплачиваемом рабочем месте (подчеркнуть)</text:span></text:p>
      <text:p text:style-name="P4" loext:marker-style-name="T51"><text:soft-page-break/><text:span text:style-name="T51">6. Ежедневные записи студента по практике</text:span><text:span text:style-name="T5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 loext:marker-style-name="T11"><text:span text:style-name="T11">Дата</text:span><text:span text:style-name="T11"/></text:p>
          </table:table-cell>
          <table:table-cell table:style-name="Table1.A1" office:value-type="string">
            <text:p text:style-name="P31" loext:marker-style-name="T11"><text:span text:style-name="T11">Описание работы, выполненной студентом</text:span><text:span text:style-name="T11"/></text:p>
          </table:table-cell>
          <table:table-cell table:style-name="Table1.A1" office:value-type="string">
            <text:p text:style-name="P31" loext:marker-style-name="T11"><text:span text:style-name="T11">Отметка руководителя</text:span><text:span text:style-name="T11"/></text:p>
          </table:table-cell>
        </table:table-row>
        <table:table-row table:style-name="Table1.1">
          <table:table-cell table:style-name="Table1.A1" office:value-type="string">
            <text:p text:style-name="P31" loext:marker-style-name="T11"><text:span text:style-name="T11">1</text:span><text:span text:style-name="T11"/></text:p>
          </table:table-cell>
          <table:table-cell table:style-name="Table1.A1" office:value-type="string">
            <text:p text:style-name="P31" loext:marker-style-name="T11"><text:span text:style-name="T11">2</text:span><text:span text:style-name="T11"/></text:p>
          </table:table-cell>
          <table:table-cell table:style-name="Table1.A1" office:value-type="string">
            <text:p text:style-name="P31" loext:marker-style-name="T11"><text:span text:style-name="T11">3</text:span><text:span text:style-name="T11"/></text:p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">0</text:span><text:span text:style-name="T7">1</text:span><text:span text:style-name="T12">.0</text:span><text:span text:style-name="T13">7</text:span><text:span text:style-name="T1">.2</text:span><text:span text:style-name="T3">4</text:span></text:p>
          </table:table-cell>
          <table:table-cell table:style-name="Table1.A1" office:value-type="string">
            <text:p text:style-name="Standard" loext:marker-style-name="T1"><text:span text:style-name="T1">Освоение организационной работы места практики. Встреча с руководителем по практике от предприятия. </text:span><text:span text:style-name="T3">Формирование первого задания с целью изучения языка программирования Java</text:span></text:p>
          </table:table-cell>
          <table:table-cell table:style-name="Table1.A1" office:value-type="string">
            <text:p text:style-name="P21" loext:marker-style-name="T1"/>
          </table:table-cell>
        </table:table-row>
        <table:table-row table:style-name="Table1.1">
          <table:table-cell table:style-name="Table1.A1" office:value-type="string">
            <text:p text:style-name="Standard" loext:marker-style-name="T12"><text:span text:style-name="T12">0</text:span><text:span text:style-name="T1">8</text:span><text:span text:style-name="T12">.0</text:span><text:span text:style-name="T13">7</text:span><text:span text:style-name="T1">.2</text:span><text:span text:style-name="T3">4</text:span></text:p>
          </table:table-cell>
          <table:table-cell table:style-name="Table1.A1" office:value-type="string">
            <text:p text:style-name="P32" loext:marker-style-name="T1"><text:span text:style-name="T1">Формирование технического задания для изучения и установки </text:span><text:span text:style-name="T12">Docker</text:span><text:span text:style-name="T1">. Он понадобился для оборачивания </text:span><text:span text:style-name="T12">jar</text:span><text:span text:style-name="T1">-файла и базы данных в контейнеры, впоследствии связанные друг с другом</text:span></text:p>
          </table:table-cell>
          <table:table-cell table:style-name="Table1.A1" office:value-type="string">
            <text:p text:style-name="P21" loext:marker-style-name="T1"/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3">11</text:span><text:span text:style-name="T12">.0</text:span><text:span text:style-name="T13">7</text:span><text:span text:style-name="T1">.2</text:span><text:span text:style-name="T3">4</text:span></text:p>
          </table:table-cell>
          <table:table-cell table:style-name="Table1.A1" office:value-type="string">
            <text:p text:style-name="P33" loext:marker-style-name="T1"><text:span text:style-name="T1">Формирование третьего технического задания. Изучить Spring framework, подключ</text:span><text:span text:style-name="T9">иться</text:span><text:span text:style-name="T1"> к БД </text:span><text:span text:style-name="T5">Postgre</text:span><text:span text:style-name="T6">SQL</text:span><text:span text:style-name="T5"> </text:span><text:span text:style-name="T1">и </text:span><text:span text:style-name="T8">прочитать данные из таблицы</text:span></text:p>
          </table:table-cell>
          <table:table-cell table:style-name="Table1.A1" office:value-type="string">
            <text:p text:style-name="P21" loext:marker-style-name="T1"/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">1</text:span><text:span text:style-name="T3">2</text:span><text:span text:style-name="T1">.</text:span><text:span text:style-name="T3">07</text:span><text:span text:style-name="T1">.2</text:span><text:span text:style-name="T3">4</text:span></text:p>
          </table:table-cell>
          <table:table-cell table:style-name="Table1.A1" office:value-type="string">
            <text:p text:style-name="Standard" loext:marker-style-name="T10"><text:span text:style-name="T1">Оформление отчёта о практике. Получение характеристики.</text:span><text:span text:style-name="T10"/></text:p>
          </table:table-cell>
          <table:table-cell table:style-name="Table1.A1" office:value-type="string">
            <text:p text:style-name="P21" loext:marker-style-name="T1"/>
          </table:table-cell>
        </table:table-row>
        <table:table-row table:style-name="Table1.1">
          <table:table-cell table:style-name="Table1.A1" office:value-type="string">
            <text:p text:style-name="Standard" loext:marker-style-name="T1"><text:span text:style-name="T14">20</text:span><text:span text:style-name="T12">.</text:span><text:span text:style-name="T13">07</text:span><text:span text:style-name="T12">.</text:span><text:span text:style-name="T1">2</text:span><text:span text:style-name="T3">4</text:span></text:p>
          </table:table-cell>
          <table:table-cell table:style-name="Table1.A1" office:value-type="string">
            <text:p text:style-name="Standard" loext:marker-style-name="T1"><text:span text:style-name="T1">Сдача отчёта, </text:span><text:span text:style-name="T4">характеристики</text:span><text:span text:style-name="T1"> и производственного дневника по практике.</text:span></text:p>
          </table:table-cell>
          <table:table-cell table:style-name="Table1.A1" office:value-type="string">
            <text:p text:style-name="P21" loext:marker-style-name="T1"><text:bookmark text:name="_GoBack"/></text:p>
          </table:table-cell>
        </table:table-row>
      </table:table>
      <text:p text:style-name="P29" loext:marker-style-name="T52"><text:span text:style-name="T52">7. Перечень материалов, собранных студентом в период прохождения производственной практики для выполнения НИР / ВКР </text:span></text:p>
      <text:p text:style-name="P30" loext:marker-style-name="T45"><text:span text:style-name="T45">Была изучена информация по </text:span><text:span text:style-name="T48">работе с языком программирования Java</text:span><text:span text:style-name="T45">, использованию </text:span><text:span text:style-name="T53">D</text:span><text:span text:style-name="T54">o</text:span><text:span text:style-name="T53">cker</text:span><text:span text:style-name="T45">, </text:span><text:span text:style-name="T53">Spring</text:span><text:span text:style-name="T45">. <text:s/></text:span><text:span text:style-name="T49">Руководство по Docker Compose: </text:span><text:a xlink:type="simple" xlink:href="https://docs.docker.com/compose/" text:style-name="Internet_20_link" text:visited-style-name="Visited_20_Internet_20_Link"><text:span text:style-name="T49">https://docs.docker.com/compose/</text:span></text:a><text:span text:style-name="T49">, документация по фреймворку Spring: </text:span><text:a xlink:type="simple" xlink:href="https://docs.spring.io/spring-framework/reference/" text:style-name="Internet_20_link" text:visited-style-name="Visited_20_Internet_20_Link"><text:span text:style-name="T49">https://docs.spring.io/spring-framework/reference/</text:span></text:a><text:span text:style-name="T49">, документация языка программирования Java </text:span><text:a xlink:type="simple" xlink:href="https://docs.oracle.com/javase/8/docs/api/" text:style-name="Internet_20_link" text:visited-style-name="Visited_20_Internet_20_Link"><text:span text:style-name="T49">https://docs.oracle.com/javase/8/docs/api/</text:span></text:a><text:span text:style-name="T49">.</text:span></text:p>
      <text:p text:style-name="P5" loext:marker-style-name="T52"><text:span text:style-name="T52">8. Предложения руководителя от предприятия по теме НИР / ВКР</text:span><text:span text:style-name="T52"/></text:p>
      <text:p text:style-name="P3" loext:marker-style-name="T22"><text:span text:style-name="T46">Изучить методики управления проектами и их применимость на предприятии. <text:s/></text:span><text:span text:style-name="T47">«</text:span><text:span text:style-name="T46">Реализация системы аутентификации и авторизации в веб-приложении «</text:span><text:span text:style-name="T47">НЛМК-ИТ» </text:span><text:span text:style-name="T46">на базе </text:span><text:span text:style-name="T47">фреймворка </text:span><text:span text:style-name="T46">Spring Security»</text:span></text:p>
      <text:p text:style-name="P6" loext:marker-style-name="T52"><text:span text:style-name="T52">9. Другие сведения (экскурсии, чтение лекций, встречи с передовиками производства, участие в общественных и спортивных мероприятиях, участие в рационализаторской работе и т.д.)</text:span><text:span text:style-name="T52"/></text:p>
      <text:p text:style-name="P5" loext:marker-style-name="T52"><text:span text:style-name="T52">______________________________________________________________________________________________________________________________________________________________________________________________________</text:span><text:span text:style-name="T52"/></text:p>
      <text:p text:style-name="P5" loext:marker-style-name="T52"><text:span text:style-name="T52">__________________________________________________________________</text:span><text:span text:style-name="T52"/></text:p>
      <text:p text:style-name="P5" loext:marker-style-name="T52"><text:span text:style-name="T52">__________________________________________________________________</text:span><text:span text:style-name="T52"/></text:p>
      <text:p text:style-name="P5" loext:marker-style-name="T52"><text:span text:style-name="T52">__________________________________________________________________</text:span><text:span text:style-name="T52"/></text:p>
      <text:p text:style-name="P5" loext:marker-style-name="T52"><text:span text:style-name="T52">__________________________________________________________________</text:span><text:span text:style-name="T52"/></text:p>
      <text:p text:style-name="P20" loext:marker-style-name="T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929in"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US" style:font-size-complex="14pt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ем Cухоруких</meta:initial-creator>
    <meta:editing-cycles>85</meta:editing-cycles>
    <meta:creation-date>2022-07-06T08:27:00</meta:creation-date>
    <dc:date>2024-12-15T13:13:36.266828698</dc:date>
    <meta:editing-duration>PT9H34M</meta:editing-duration>
    <meta:generator>LibreOffice/24.2.6.2$Linux_X86_64 LibreOffice_project/420$Build-2</meta:generator>
    <meta:print-date>2024-07-16T15:03:52.212605259</meta:print-date>
    <meta:document-statistic meta:table-count="1" meta:image-count="0" meta:object-count="0" meta:page-count="4" meta:paragraph-count="65" meta:word-count="386" meta:character-count="3829" meta:non-whitespace-character-count="3291"/>
    <meta:user-defined meta:name="AppVersion">16.0000</meta:user-defined>
    <meta:user-defined meta:name="Company">homa</meta:user-defined>
    <meta:user-defined meta:name="ContentTypeId">0x010100244B827180AF344D88F1F7A466915C59</meta:user-defined>
    <meta:user-defined meta:name="PublishingExpirationDate"/>
    <meta:user-defined meta:name="PublishingStartDate" meta:value-type="string"/>
    <meta:template xlink:type="simple" xlink:actuate="onRequest" xlink:title="Normal" xlink:href=""/>
  </office:meta>
</office:document-meta>
</file>